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0.274in" fo:min-width="0.9138in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224in" fo:min-width="0.2224in"/>
      <style:paragraph-properties style:writing-mode="lr-tb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marker-end="Arrow" draw:marker-end-width="0.0787in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9429in" svg:height="0.3031in" svg:x="3.5665in" svg:y="3.6185in">
            <text:p text:style-name="P1">Resul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1" svg:width="0.3138in" svg:height="0.3138in" svg:x="3.837in" svg:y="4.089in">
            <text:p text:style-name="P1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2" draw:style-name="gr2" draw:text-style-name="P1" svg:width="0.3138in" svg:height="0.3138in" svg:x="3.0791in" svg:y="4.3925in">
            <text:p text:style-name="P1">(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3" draw:style-name="gr2" draw:text-style-name="P1" svg:width="0.3138in" svg:height="0.3138in" svg:x="2.6669in" svg:y="4.7476in">
            <text:p text:style-name="P1">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4" draw:style-name="gr2" draw:text-style-name="P1" svg:width="0.3138in" svg:height="0.3138in" svg:x="2.1795in" svg:y="5.072in">
            <text:p text:style-name="P1">3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5" draw:style-name="gr2" draw:text-style-name="P1" svg:width="0.3138in" svg:height="0.3138in" svg:x="1.7134in" svg:y="5.3657in">
            <text:p text:style-name="P1">)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z-index="6" draw:style-name="gr3" draw:text-style-name="P1" svg:x1="4.0106in" svg:y1="3.8382in" svg:x2="4in" svg:y2="4.1831in">
            <text:p/>
          </draw:line>
          <draw:line draw:z-index="7" draw:style-name="gr3" draw:text-style-name="P1" svg:x1="3.9134in" svg:y1="4.298in" svg:x2="3.4039in" svg:y2="4.4339in">
            <text:p/>
          </draw:line>
          <draw:line draw:z-index="8" draw:style-name="gr3" draw:text-style-name="P1" svg:x1="3.122in" svg:y1="4.6535in" svg:x2="2.9484in" svg:y2="4.7996in">
            <text:p/>
          </draw:line>
          <draw:line draw:z-index="9" draw:style-name="gr4" draw:text-style-name="P1" svg:x1="2.6882in" svg:y1="5.0618in" svg:x2="2.4933in" svg:y2="5.1976in">
            <text:p/>
          </draw:line>
          <draw:line draw:z-index="10" draw:style-name="gr4" draw:text-style-name="P1" svg:x1="2.1681in" svg:y1="5.3543in" svg:x2="2.0272in" svg:y2="5.4591in">
            <text:p/>
          </draw:line>
          <draw:custom-shape draw:z-index="11" draw:style-name="gr2" draw:text-style-name="P1" svg:width="0.3138in" svg:height="0.3138in" svg:x="4.1197in" svg:y="4.4339in">
            <text:p text:style-name="P1">(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12" draw:style-name="gr2" draw:text-style-name="P1" svg:width="0.3138in" svg:height="0.3138in" svg:x="4.5098in" svg:y="4.7579in">
            <text:p text:style-name="P1">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13" draw:style-name="gr2" draw:text-style-name="P1" svg:width="0.3138in" svg:height="0.3138in" svg:x="4.8461in" svg:y="5.0925in">
            <text:p text:style-name="P1">(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+ 2 * 3 + 4 * 5 +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+ (2 * 3) + (4 * (5 + 6)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n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2</text:p>
          </table:table-cell>
          <table:table-cell office:value-type="string" calcext:value-type="string">
            <text:p>* 3 + 4 * 5 + 6</text:p>
          </table:table-cell>
          <table:table-cell table:number-columns-repeated="3"/>
        </table:table-row>
        <table:table-row table:style-name="ro1">
          <table:table-cell table:formula="of:=1+2" office:value-type="float" office:value="3" calcext:value-type="float">
            <text:p>3</text:p>
          </table:table-cell>
          <table:table-cell office:value-type="string" calcext:value-type="string">
            <text:p>3*3</text:p>
          </table:table-cell>
          <table:table-cell office:value-type="string" calcext:value-type="string">
            <text:p>'+ 4 * 5 + 6</text:p>
          </table:table-cell>
          <table:table-cell table:number-columns-repeated="2"/>
        </table:table-row>
        <table:table-row table:style-name="ro1">
          <table:table-cell/>
          <table:table-cell table:formula="of:=[.A9]*3" office:value-type="float" office:value="9" calcext:value-type="float">
            <text:p>9</text:p>
          </table:table-cell>
          <table:table-cell office:value-type="string" calcext:value-type="string">
            <text:p>9+4</text:p>
          </table:table-cell>
          <table:table-cell office:value-type="string" calcext:value-type="string">
            <text:p>'* 5 + 6</text:p>
          </table:table-cell>
          <table:table-cell/>
        </table:table-row>
        <table:table-row table:style-name="ro1">
          <table:table-cell/>
          <table:table-cell table:style-name="ce1"/>
          <table:table-cell table:formula="of:=[.B10]+4" office:value-type="float" office:value="13" calcext:value-type="float">
            <text:p>13</text:p>
          </table:table-cell>
          <table:table-cell office:value-type="string" calcext:value-type="string">
            <text:p>13*5</text:p>
          </table:table-cell>
          <table:table-cell office:value-type="string" calcext:value-type="string">
            <text:p>+ 6</text:p>
          </table:table-cell>
        </table:table-row>
        <table:table-row table:style-name="ro1">
          <table:table-cell/>
          <table:table-cell table:style-name="ce1"/>
          <table:table-cell/>
          <table:table-cell table:formula="of:=[.C11]*5" office:value-type="float" office:value="65" calcext:value-type="float">
            <text:p>65</text:p>
          </table:table-cell>
          <table:table-cell office:value-type="string" calcext:value-type="string">
            <text:p>65+6</text:p>
          </table:table-cell>
        </table:table-row>
        <table:table-row table:style-name="ro1">
          <table:table-cell office:value-type="string" calcext:value-type="string">
            <text:p>6 + </text:p>
          </table:table-cell>
          <table:table-cell table:number-columns-repeated="3"/>
          <table:table-cell table:formula="of:=[.D12]+6" office:value-type="float" office:value="71" calcext:value-type="float">
            <text:p>71</text:p>
          </table:table-cell>
        </table:table-row>
        <table:table-row table:style-name="ro1">
          <table:table-cell table:formula="of:= 6 + [.B15]" office:value-type="float" office:value="71" calcext:value-type="float">
            <text:p>71</text:p>
          </table:table-cell>
          <table:table-cell office:value-type="string" calcext:value-type="string">
            <text:p>5 * </text:p>
          </table:table-cell>
          <table:table-cell table:number-columns-repeated="3"/>
        </table:table-row>
        <table:table-row table:style-name="ro1">
          <table:table-cell/>
          <table:table-cell table:formula="of:=5 * [.C16]" office:value-type="float" office:value="65" calcext:value-type="float">
            <text:p>65</text:p>
          </table:table-cell>
          <table:table-cell office:value-type="string" calcext:value-type="string">
            <text:p>4 +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4 + [.D17]" office:value-type="float" office:value="13" calcext:value-type="float">
            <text:p>13</text:p>
          </table:table-cell>
          <table:table-cell office:value-type="string" calcext:value-type="string">
            <text:p>'3 * </text:p>
          </table:table-cell>
          <table:table-cell/>
        </table:table-row>
        <table:table-row table:style-name="ro1">
          <table:table-cell table:number-columns-repeated="3"/>
          <table:table-cell table:formula="of:=3 * [.E18]" office:value-type="float" office:value="9" calcext:value-type="float">
            <text:p>9</text:p>
          </table:table-cell>
          <table:table-cell office:value-type="string" calcext:value-type="string">
            <text:p>2 + 1</text:p>
          </table:table-cell>
        </table:table-row>
        <table:table-row table:style-name="ro1">
          <table:table-cell table:number-columns-repeated="4"/>
          <table:table-cell table:formula="of:=2+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 + (2 * 3) + (4 * (5 + 6)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8:36:08.103032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6:30:27.473061742</meta:creation-date>
    <dc:date>2020-12-18T20:35:15.668668132</dc:date>
    <meta:editing-duration>PT3H45M28S</meta:editing-duration>
    <meta:editing-cycles>5</meta:editing-cycles>
    <meta:generator>LibreOffice/6.4.6.2$Linux_X86_64 LibreOffice_project/40$Build-2</meta:generator>
    <meta:document-statistic meta:table-count="1" meta:cell-count="29" meta:object-count="14"/>
  </office:meta>
</office:document-meta>
</file>